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Cambria" svg:font-family="Cambria"/>
    <style:font-face style:name="Tahoma1" svg:font-family="Tahoma"/>
    <style:font-face style:font-family-generic="roman" style:name="ヒラギノ角ゴ Pro W3" svg:font-family="'\u30D2\u30E9\u30AE\u30CE\u89D2\u30B4 Pro W3'"/>
    <style:font-face style:font-family-generic="swiss" style:name="Lucida Grande" svg:font-family="'Lucida Grande'"/>
    <style:font-face style:font-family-generic="roman" style:font-pitch="variable" style:name="Arial2" svg:font-family="Arial"/>
    <style:font-face style:font-family-generic="roman" style:font-pitch="variable" style:name="Times New Roman" svg:font-family="'Times New Roman'"/>
    <style:font-face style:font-family-generic="swiss" style:font-pitch="variable" style:name="Arial1" svg:font-family="Arial"/>
    <style:font-face style:font-family-generic="swiss" style:font-pitch="variable" style:name="Arial" svg:font-family="Arial"/>
    <style:font-face style:font-family-generic="swiss" style:font-pitch="variable" style:name="Open Sans Light" svg:font-family="'Open Sans Light'"/>
    <style:font-face style:font-family-generic="system" style:font-pitch="variable" style:name="Andale Sans UI" svg:font-family="'Andale Sans UI'"/>
    <style:font-face style:font-family-generic="system" style:font-pitch="variable" style:name="Lucida Sans" svg:font-family="'Lucida Sans'"/>
    <style:font-face style:font-family-generic="system" style:font-pitch="variable" style:name="SimSun" svg:font-family="SimSun"/>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paragraph" style:name="a75aee2" style:parent-style-name="Text_20_body">
      <style:text-properties fo:font-size="2.0pt" style:font-size-asian="2.0pt"/>
    </style:style>
    <style:style style:family="paragraph" style:name="a43b63e" style:parent-style-name="Text_20_body">
      <style:text-properties fo:font-size="2.0pt" style:font-size-asian="2.0pt"/>
    </style:style>
    <style:style style:family="paragraph" style:name="a980d70" style:parent-style-name="Text_20_body">
      <style:text-properties fo:font-size="2.0pt" style:font-size-asian="2.0pt"/>
    </style:style>
    <style:style style:family="paragraph" style:name="ae62f48" style:parent-style-name="Heading_20_2">
      <style:paragraph-properties/>
    </style:style>
    <style:style style:family="paragraph" style:name="a648bbb" style:parent-style-name="Caption">
      <style:text-properties fo:font-size="8.0pt" style:font-size-asian="8.0pt"/>
    </style:style>
    <style:style style:family="table-cell" style:name="ac4c535">
      <style:table-cell-properties fo:background-color="#e6e6e6" fo:border-bottom="0.35mm solid #ffffff" fo:border-left="0.35mm solid #ffffff" fo:border-right="0.35mm solid #ffffff" fo:border-top="none" fo:padding-bottom="0.49mm" fo:padding-left="0.49mm" fo:padding-right="0.49mm" fo:padding-top="0.49mm" style:vertical-align="bottom"/>
    </style:style>
    <style:style style:family="paragraph" style:name="a4ad3bf" style:parent-style-name="Caption">
      <style:text-properties fo:font-size="8.0pt" style:font-size-asian="8.0pt"/>
    </style:style>
    <style:style style:family="table-cell" style:name="a4ccef5">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paragraph" style:name="a9ca9d1" style:parent-style-name="Caption">
      <style:text-properties fo:font-size="8.0pt" style:font-size-asian="8.0pt"/>
    </style:style>
    <style:style style:family="table-cell" style:name="aee1942">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table-row" style:name="a751906">
      <style:table-row-properties style:row-height="4.99mm"/>
    </style:style>
    <style:style style:family="paragraph" style:name="a8997dc" style:parent-style-name="Caption">
      <style:text-properties fo:font-size="8.0pt" style:font-size-asian="8.0pt"/>
    </style:style>
    <style:style style:family="table-cell" style:name="a0ed033">
      <style:table-cell-properties fo:background-color="#e6e6e6" fo:border-bottom="0.35mm solid #ffffff" fo:border-left="0.35mm solid #ffffff" fo:border-right="0.35mm solid #ffffff" fo:border-top="none" fo:padding-bottom="0.49mm" fo:padding-left="0.49mm" fo:padding-right="0.49mm" fo:padding-top="0.49mm" style:vertical-align="bottom"/>
    </style:style>
    <style:style style:family="paragraph" style:name="ac5eedd" style:parent-style-name="Caption">
      <style:text-properties fo:font-size="8.0pt" style:font-size-asian="8.0pt"/>
    </style:style>
    <style:style style:family="table-cell" style:name="adfe470">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paragraph" style:name="a0acc47" style:parent-style-name="Caption">
      <style:text-properties fo:font-size="8.0pt" style:font-size-asian="8.0pt"/>
    </style:style>
    <style:style style:family="table-cell" style:name="aaef75c">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table-row" style:name="a79e114">
      <style:table-row-properties style:row-height="4.99mm"/>
    </style:style>
    <style:style style:family="paragraph" style:name="a757462" style:parent-style-name="Caption">
      <style:text-properties fo:font-size="8.0pt" style:font-size-asian="8.0pt"/>
    </style:style>
    <style:style style:family="table-cell" style:name="a4f2c4d">
      <style:table-cell-properties fo:background-color="#e6e6e6" fo:border-bottom="0.35mm solid #ffffff" fo:border-left="0.35mm solid #ffffff" fo:border-right="0.35mm solid #ffffff" fo:border-top="0.35mm solid #ffffff" fo:padding-bottom="0.49mm" fo:padding-left="0.49mm" fo:padding-right="0.49mm" fo:padding-top="0.49mm" style:vertical-align="bottom"/>
    </style:style>
    <style:style style:family="paragraph" style:name="a3d79e3" style:parent-style-name="Caption">
      <style:text-properties fo:font-size="8.0pt" style:font-size-asian="8.0pt"/>
    </style:style>
    <style:style style:family="table-cell" style:name="a2979f5">
      <style:table-cell-properties fo:background-color="#e6e6e6" fo:border-bottom="0.35mm solid #ffffff" fo:border-left="0.35mm solid #ffffff" fo:border-right="none" fo:border-top="0.35mm solid #ffffff" fo:padding-bottom="0.49mm" fo:padding-left="0.49mm" fo:padding-right="0.49mm" fo:padding-top="0.49mm" style:vertical-align="bottom"/>
    </style:style>
    <style:style style:family="paragraph" style:name="a255001" style:parent-style-name="Caption">
      <style:text-properties fo:font-size="8.0pt" style:font-size-asian="8.0pt"/>
    </style:style>
    <style:style style:family="table-cell" style:name="a6ab2e3">
      <style:table-cell-properties fo:background-color="#e6e6e6" fo:border-bottom="0.35mm solid #ffffff" fo:border-left="0.35mm solid #ffffff" fo:border-right="none" fo:border-top="0.35mm solid #ffffff" fo:padding-bottom="0.49mm" fo:padding-left="0.49mm" fo:padding-right="0.49mm" fo:padding-top="0.49mm" style:vertical-align="bottom"/>
    </style:style>
    <style:style style:family="table-row" style:name="a5f485b">
      <style:table-row-properties style:row-height="4.99mm"/>
    </style:style>
    <style:style style:family="table-column" style:name="a0521bd">
      <style:table-column-properties style:rel-column-width="21853*"/>
    </style:style>
    <style:style style:family="table-column" style:name="ae0c70c">
      <style:table-column-properties style:rel-column-width="21845*"/>
    </style:style>
    <style:style style:family="table-column" style:name="a1264ba">
      <style:table-column-properties style:rel-column-width="21837*"/>
    </style:style>
    <style:style style:family="table" style:name="aa746a4">
      <style:table-properties fo:margin-bottom="2.54mm" fo:margin-top="2.54mm" style:width="16.51cm" table:align="left"/>
    </style:style>
    <style:style style:family="paragraph" style:name="ab1a2e1" style:parent-style-name="Heading_20_2">
      <style:paragraph-properties fo:text-align="left"/>
    </style:style>
    <style:style style:family="table-column" style:name="a1ba60c">
      <style:table-column-properties style:rel-column-width="65535*"/>
    </style:style>
    <style:style style:family="table" style:name="a2806e8">
      <style:table-properties style:width="16.51cm" table:align="left"/>
    </style:style>
    <style:style style:family="graphic" style:name="a6c3874" style:parent-style-name="Graphics">
      <style:graphic-properties style:horizontal-pos="from-left" style:horizontal-rel="paragraph" style:vertical-pos="from-top" style:vertical-rel="paragraph" style:wrap="run-through" style:wrap-contour="false" svg:x="6.74mm" svg:y="24.89mm"/>
    </style:style>
    <style:style style:family="paragraph" style:name="aa7b8e4" style:parent-style-name="Heading_20_2">
      <style:paragraph-properties fo:text-align="left"/>
      <style:text-properties fo:font-size="14.0pt"/>
    </style:style>
    <style:style style:family="paragraph" style:name="a6224c6" style:parent-style-name="Heading_20_1">
      <style:paragraph-properties/>
    </style:style>
    <style:style style:family="graphic" style:name="a91d36d" style:parent-style-name="Graphics">
      <style:graphic-properties fo:margin-bottom="3.0mm" fo:margin-left="0.0mm" fo:margin-right="6.0mm" fo:margin-top="3.0mm" style:horizontal-pos="from-left" style:horizontal-rel="paragraph" style:vertical-pos="from-top" style:vertical-rel="paragraph" style:wrap="right" style:wrap-contour="false" svg:y="14.82mm"/>
    </style:style>
    <style:style style:family="paragraph" style:name="a97e33a" style:parent-style-name="Heading_20_1">
      <style:paragraph-properties/>
    </style:style>
    <style:style style:family="graphic" style:name="a665ffb" style:parent-style-name="Graphics">
      <style:graphic-properties fo:margin-bottom="0.0mm" fo:margin-top="0.0mm" style:horizontal-pos="right" style:horizontal-rel="page" style:vertical-pos="top" style:vertical-rel="page" style:wrap="parallel" style:wrap-contour="false"/>
    </style:style>
    <style:style style:family="paragraph" style:name="a525508" style:parent-style-name="Title">
      <style:text-properties style:font-name="Arial1"/>
    </style:style>
  </office:automatic-styles>
  <office:body>
    <office:text>
      <text:p text:style-name="a525508">Seasonal Fruits<draw:frame draw:style-name="a665ffb" svg:height="10.83mm" svg:width="50.78mm" text:anchor-type="paragraph"><draw:image xlink:actuate="onLoad" xlink:href="Pictures/100002010000012C00000040F176124D.png" xlink:show="embed" xlink:type="simple"/><draw:text-box/></draw:frame></text:p>
      <text:p text:style-name="a97e33a">Aenean commodo ligula eget dolor</text:p>
      <text:p text:style-name="Text_20_body"><draw:frame draw:style-name="a91d36d" draw:z-index="1" svg:height="54.56mm" svg:width="81.83mm" svg:y="14.82mm" text:anchor-type="paragraph"><draw:image xlink:actuate="onLoad" xlink:href="Pictures/100002010000013B000000D23D947E4A.png" xlink:show="embed" xlink:type="simple"/><draw:text-box/></draw:frame>Ich bin Blindtext. Von Geburt an. Es hat lange, bis ich begriffen habe, was es bedeutet, ein blinder Text zu sein: Man macht keinen Sinn. Man wirkt hier und da aus dem Zusammenhang gerissen. Oft wird man gar nicht erst gelesen. Aber bin ich deshalb ein schlechter Text?Ich weiß, dass ich nie die Chance haben werde im Stern zu erscheinen. Aber bin ich darum weniger wichtig? Ich bin blind! Aber ich bin gerne Text. Und sollten Sie mich jetzt tatsächlich zu Ende lesen, dann habe ich etwas geschafft, was den meisten "normale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 Ich bin Blindtext.</text:p>
      <text:p text:style-name="a6224c6">Donec quam felis</text:p>
      <text:h text:outline-level="2" text:style-name="aa7b8e4">Nulla consequat massa quis enim.</text:h>
      <text:p text:style-name="Text_20_body">Ich bin blind! Aber ich bin gerne Text. Und sollten Sie mich jetzt tatsächlich zu Ende lesen, dann habe ich etwas geschafft, was den meisten "normale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 Ich bin Blindtext.</text:p>
      <text:p text:style-name="Text_20_body"/>
      <text:p text:style-name="Text_20_body"><draw:frame draw:style-name="a6c3874" draw:z-index="2" svg:height="51.56mm" svg:width="151.62mm" svg:x="6.74mm" svg:y="24.89mm" text:anchor-type="paragraph"><draw:image xlink:actuate="onLoad" xlink:href="Pictures/1000020100000255000000CB472EBDA0.png" xlink:show="embed" xlink:type="simple"/><draw:text-box/></draw:frame>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text:s/><text:s/></text:p>
      <text:p text:style-name="Text_20_body"/>
      <text:p text:style-name="Text_20_body"/>
      <text:p text:style-name="Text_20_body"/>
      <text:p text:style-name="Text_20_body"/>
      <table:table table:style-name="a2806e8">
        <table:table-column table:style-name="a1ba60c"/>
        <table:table-row>
          <table:table-cell>
            <text:h text:outline-level="2" text:style-name="ab1a2e1"/>
          </table:table-cell>
        </table:table-row>
      </table:table>
      <table:table table:style-name="aa746a4">
        <table:table-column table:style-name="a1264ba"/>
        <table:table-column table:style-name="ae0c70c"/>
        <table:table-column table:style-name="a0521bd"/>
        <table:table-row table:style-name="a5f485b">
          <table:table-cell table:style-name="a6ab2e3">
            <text:p text:style-name="a255001">Pellentesque posuere.</text:p>
          </table:table-cell>
          <table:table-cell table:style-name="a2979f5">
            <text:p text:style-name="a3d79e3">Praesent turpis.</text:p>
          </table:table-cell>
          <table:table-cell table:style-name="a4f2c4d">
            <text:p text:style-name="a757462">Aenean posuere.</text:p>
          </table:table-cell>
        </table:table-row>
        <table:table-row table:style-name="a79e114">
          <table:table-cell table:style-name="aaef75c">
            <text:p text:style-name="a0acc47">9,98 Euro/kg</text:p>
          </table:table-cell>
          <table:table-cell table:style-name="adfe470">
            <text:p text:style-name="ac5eedd">2,99 Euro/kg</text:p>
          </table:table-cell>
          <table:table-cell table:style-name="a0ed033">
            <text:p text:style-name="a8997dc">3,55 Euro/kg</text:p>
          </table:table-cell>
        </table:table-row>
        <table:table-row table:style-name="a751906">
          <table:table-cell table:style-name="aee1942">
            <text:p text:style-name="a9ca9d1">Italien</text:p>
          </table:table-cell>
          <table:table-cell table:style-name="a4ccef5">
            <text:p text:style-name="a4ad3bf">Chile</text:p>
          </table:table-cell>
          <table:table-cell table:style-name="ac4c535">
            <text:p text:style-name="a648bbb">Deutschland</text:p>
          </table:table-cell>
        </table:table-row>
      </table:table>
      <text:p text:style-name="Text_20_body"/>
      <text:h text:outline-level="2" text:style-name="ae62f48">Phasellus ullamcorper ipsum rutrum nunc.</text:h>
      <text:p text:style-name="Text_20_body">Ich bin Blindtext. Von Geburt an. Es hat lange, bis ich begriffen habe, was es bedeutet, ein blinder Text zu sein: Man macht keinen Sinn. Man wirkt hier und da aus dem Zusammenhang gerissen. Oft wird man gar nicht erst gelesen. Aber bin ich deshalb ein schlechter Text?</text:p>
      <text:p text:style-name="Text_20_body">Ich weiß, dass ich nie die Chance haben werde im Stern zu erscheinen. Aber bin ich darum weniger wichtig? Ich bin blind! Aber ich bin gerne Text. Und sollten Sie mich jetzt tatsächlich zu Ende lesen, dann habe ich etwas geschafft, was den meisten "normalen" Texten nicht gelingt. Ich bin Blindtext.</text:p>
      <text:p text:style-name="Text_20_body"/>
      <text:p text:style-name="Text_20_body"/>
      <text:p text:style-name="Text_20_body"/>
      <text:p text:style-name="Text_20_body"/>
      <text:p text:style-name="Text_20_body"/>
      <text:p text:style-name="Text_20_body"/>
      <text:p text:style-name="Text_20_body"><text:s/></text:p>
      <text:p text:style-name="a980d70"/>
      <text:p text:style-name="a43b63e"/>
      <text:p text:style-name="a75aee2"/>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Cambria" svg:font-family="Cambria"/>
    <style:font-face style:name="Tahoma1" svg:font-family="Tahoma"/>
    <style:font-face style:font-family-generic="roman" style:name="ヒラギノ角ゴ Pro W3" svg:font-family="'\u30D2\u30E9\u30AE\u30CE\u89D2\u30B4 Pro W3'"/>
    <style:font-face style:font-family-generic="swiss" style:name="Lucida Grande" svg:font-family="'Lucida Grande'"/>
    <style:font-face style:font-family-generic="roman" style:font-pitch="variable" style:name="Arial2" svg:font-family="Arial"/>
    <style:font-face style:font-family-generic="roman" style:font-pitch="variable" style:name="Times New Roman" svg:font-family="'Times New Roman'"/>
    <style:font-face style:font-family-generic="swiss" style:font-pitch="variable" style:name="Arial1" svg:font-family="Arial"/>
    <style:font-face style:font-family-generic="swiss" style:font-pitch="variable" style:name="Arial" svg:font-family="Arial"/>
    <style:font-face style:font-family-generic="swiss" style:font-pitch="variable" style:name="Open Sans Light" svg:font-family="'Open Sans Light'"/>
    <style:font-face style:font-family-generic="system" style:font-pitch="variable" style:name="Andale Sans UI" svg:font-family="'Andale Sans UI'"/>
    <style:font-face style:font-family-generic="system" style:font-pitch="variable" style:name="Lucida Sans" svg:font-family="'Lucida Sans'"/>
    <style:font-face style:font-family-generic="system" style:font-pitch="variable" style:name="SimSun" svg:font-family="SimSun"/>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US" fo:font-size="12.0pt" fo:language="en" style:font-name="Times New Roman" style:font-name-asian="Andale Sans UI" style:font-name-complex="Tahoma" style:font-size-asian="12.0pt" style:use-window-font-color="true"/>
    </style:default-style>
    <style:style style:family="paragraph" style:name="Standard" style:parent-style-name="default_paragraph_style">
      <style:paragraph-properties fo:line-height="130%"/>
      <style:text-properties fo:country="VA" fo:language="la" style:font-name="Arial"/>
    </style:style>
    <style:style style:family="paragraph" style:name="Heading" style:next-style-name="Text_20_body" style:parent-style-name="Standard">
      <style:paragraph-properties fo:margin-bottom="2.12mm" fo:margin-top="4.23mm" fo:text-align="left"/>
      <style:text-properties fo:color="#4d4e51" fo:font-size="14.0pt"/>
    </style:style>
    <style:style style:display-name="Table Contents" style:family="paragraph" style:name="Table_20_Contents" style:parent-style-name="Standard"/>
    <style:style style:family="paragraph" style:name="Title" style:next-style-name="Subtitle" style:parent-style-name="Heading">
      <style:paragraph-properties fo:margin-bottom="1.99mm" fo:margin-top="19.1mm"/>
      <style:text-properties fo:font-size="32.0pt" fo:font-weight="bold" style:font-size-asian="18.0pt" style:font-weight-asian="bold" style:font-weight-complex="bold"/>
    </style:style>
    <style:style style:family="paragraph" style:name="Index" style:parent-style-name="Standard">
      <style:text-properties style:font-name-complex="Tahoma1"/>
    </style:style>
    <style:style style:display-name="Table Heading" style:family="paragraph" style:name="Table_20_Heading" style:parent-style-name="Table_20_Contents">
      <style:paragraph-properties fo:text-align="center"/>
      <style:text-properties fo:font-weight="bold" style:font-weight-asian="bold" style:font-weight-complex="bold"/>
    </style:style>
    <style:style style:family="paragraph" style:name="Caption" style:parent-style-name="Standard">
      <style:paragraph-properties fo:margin-bottom="0.0mm" fo:margin-left="0.0mm" fo:margin-right="0.0mm" fo:margin-top="0.0mm" fo:text-align="center" fo:text-indent="0.0mm"/>
      <style:text-properties fo:font-size="7.0pt" fo:font-style="normal" style:font-name-complex="Tahoma1" style:font-size-asian="12.0pt" style:font-style-asian="italic" style:font-style-complex="italic"/>
    </style:style>
    <style:style style:default-outline-level="2" style:display-name="Heading 2" style:family="paragraph" style:name="Heading_20_2" style:next-style-name="Text_20_body" style:parent-style-name="Heading">
      <style:paragraph-properties fo:background-color="transparent" fo:margin-bottom="3.3mm" fo:margin-top="3.3mm"/>
      <style:text-properties fo:color="#b3b3b3" fo:font-weight="bold"/>
    </style:style>
    <style:style style:family="paragraph" style:name="Subtitle" style:next-style-name="Text_20_body" style:parent-style-name="Heading">
      <style:paragraph-properties fo:margin-bottom="1.52mm" fo:margin-top="0.0mm"/>
      <style:text-properties fo:color="#4d4e51" fo:font-size="10.0pt" fo:font-style="normal" fo:font-weight="bold" style:font-size-asian="14.0pt" style:font-style-asian="italic" style:font-style-complex="italic"/>
    </style:style>
    <style:style style:default-outline-level="1" style:display-name="Heading 1" style:family="paragraph" style:name="Heading_20_1" style:next-style-name="Heading_20_2" style:parent-style-name="Heading">
      <style:paragraph-properties/>
      <style:text-properties fo:font-size="20.0pt"/>
    </style:style>
    <style:style style:default-outline-level="10" style:display-name="Heading 10" style:family="paragraph" style:name="Heading_20_10" style:next-style-name="Text_20_body" style:parent-style-name="Heading">
      <style:paragraph-properties/>
      <style:text-properties fo:font-weight="bold" style:font-weight-asian="bold" style:font-weight-complex="bold"/>
    </style:style>
    <style:style style:family="paragraph" style:name="Header" style:parent-style-name="Standard">
      <style:paragraph-properties fo:text-align="center">
        <style:tab-stops>
          <style:tab-stop style:position="8.255cm" style:type="center"/>
          <style:tab-stop style:position="16.51cm" style:type="right"/>
        </style:tab-stops>
      </style:paragraph-properties>
      <style:text-properties fo:font-weight="bold" fo:letter-spacing="normal"/>
    </style:style>
    <style:style style:display-name="Text body" style:family="paragraph" style:name="Text_20_body" style:parent-style-name="Standard">
      <style:paragraph-properties fo:margin-bottom="3.3mm" fo:margin-left="0.0mm" fo:margin-right="3.81mm" fo:margin-top="0.0mm" fo:text-indent="0.0mm"/>
      <style:text-properties fo:font-size="10.0pt"/>
    </style:style>
    <style:style style:display-name="Frame contents" style:family="paragraph" style:name="Frame_20_contents" style:parent-style-name="Text_20_body"/>
    <style:style style:family="paragraph" style:name="Footer" style:parent-style-name="Standard">
      <style:paragraph-properties fo:border-bottom="none" fo:border-left="none" fo:border-right="none" fo:border-top="0.18mm solid #82868a" fo:margin-bottom="0.0mm" fo:margin-top="0.0mm" fo:padding-bottom="1.27mm" fo:padding-left="1.27mm" fo:padding-right="1.27mm" fo:padding-top="1.27mm" fo:text-align="center">
        <style:tab-stops>
          <style:tab-stop style:position="8.255cm" style:type="center"/>
          <style:tab-stop style:position="16.51cm" style:type="right"/>
        </style:tab-stops>
      </style:paragraph-properties>
      <style:text-properties fo:color="#82868a" fo:font-size="8.0pt"/>
    </style:style>
    <style:style style:family="paragraph" style:name="List" style:parent-style-name="Text_20_body">
      <style:text-properties style:font-name-complex="Tahoma1"/>
    </style:style>
    <style:default-style style:family="graphic">
      <style:text-properties fo:country="US" fo:font-size="12.0pt" fo:language="en"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wrap="none" style:wrap-contour="false"/>
    </style:style>
    <style:style style:family="graphic" style:name="Frame" style:parent-style-name="default_drawing_style">
      <style:graphic-properties fo:margin-bottom="2.01mm" fo:margin-left="2.01mm" fo:margin-right="2.01mm" fo:margin-top="2.01mm" fo:padding-bottom="1.5mm" fo:padding-left="1.5mm" fo:padding-right="1.5mm" fo:padding-top="1.5mm" style:horizontal-pos="center" style:horizontal-rel="paragraph" style:vertical-pos="top" style:vertical-rel="paragraph" style:wrap="parallel" style:wrap-contour="false"/>
    </style:style>
  </office:styles>
  <office:automatic-styles/>
  <office:master-styles>
    <style:master-page style:name="Standard">
      <style:footer>
        <text:p text:style-name="Footer">123 Main Street, Boston, MA 01234 | Phone: 123.456.7890 | Fax: 123.456.7899 | Internet: www.fruitdepot.tld</text:p>
      </style:footer>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06</dc:date>
    <meta:editing-cycles>2</meta:editing-cycles>
    <meta:editing-duration>PT0.030S</meta:editing-duration>
  </office:meta>
</office:document-meta>
</file>